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Rubrik5" style:display-name="Rubri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Rubrik6" style:display-name="Rubri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Rubrik7" style:display-name="Rubri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Rubrik8" style:display-name="Rubri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Rubrik9" style:display-name="Rubri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Rubrik2Char" style:display-name="Rubrik 2 Char" style:family="text" style:parent-style-name="Standardstycketecken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Rubrik3Char" style:display-name="Rubrik 3 Char" style:family="text" style:parent-style-name="Standardstycketeckensnitt">
      <style:text-properties style:font-name-asian="Times New Roman" style:font-name-complex="Times New Roman" fo:color="#0F4761" fo:font-size="14pt" style:font-size-asian="14pt" style:font-size-complex="14pt"/>
    </style:style>
    <style:style style:name="Rubrik4Char" style:display-name="Rubrik 4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0F4761"/>
    </style:style>
    <style:style style:name="Rubrik5Char" style:display-name="Rubrik 5 Char" style:family="text" style:parent-style-name="Standardstycketeckensnitt">
      <style:text-properties style:font-name-asian="Times New Roman" style:font-name-complex="Times New Roman" fo:color="#0F4761"/>
    </style:style>
    <style:style style:name="Rubrik6Char" style:display-name="Rubrik 6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595959"/>
    </style:style>
    <style:style style:name="Rubrik7Char" style:display-name="Rubrik 7 Char" style:family="text" style:parent-style-name="Standardstycketeckensnitt">
      <style:text-properties style:font-name-asian="Times New Roman" style:font-name-complex="Times New Roman" fo:color="#595959"/>
    </style:style>
    <style:style style:name="Rubrik8Char" style:display-name="Rubrik 8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272727"/>
    </style:style>
    <style:style style:name="Rubrik9Char" style:display-name="Rubrik 9 Char" style:family="text" style:parent-style-name="Standardstycketeckensnitt">
      <style:text-properties style:font-name-asian="Times New Roman" style:font-name-complex="Times New Roman" fo:color="#272727"/>
    </style:style>
    <style:style style:name="Rubrik" style:display-name="Rubrik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rubrik" style:display-name="Underrubrik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rubrikChar" style:display-name="Underrubrik Char" style:family="text" style:parent-style-name="Standardstycketecken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Standardstycketeckensnitt">
      <style:text-properties fo:font-style="italic" style:font-style-asian="italic" style:font-style-complex="italic" fo:color="#404040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0F4761"/>
    </style:style>
    <style:style style:name="Starktcitat" style:display-name="Sta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arktcitatChar" style:display-name="Starkt citat Char" style:family="text" style:parent-style-name="Standardstycketeckensnitt">
      <style:text-properties fo:font-style="italic" style:font-style-asian="italic" style:font-style-complex="italic" fo:color="#0F4761"/>
    </style:style>
    <style:style style:name="Starkreferens" style:display-name="Stark referens" style:family="text" style:parent-style-name="Standardstycketecken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l Abukar</meta:initial-creator>
    <dc:creator>Nil Abukar</dc:creator>
    <meta:creation-date>2024-09-23T18:03:00Z</meta:creation-date>
    <dc:date>2024-09-23T18:03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